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Bergson, 1988 #831}</text:p>
      <text:p text:style-name="Text_20_body"><text:span text:style-name="T1">Bergson, H.</text:span> 1988 <text:span text:style-name="T2">Matter and memory</text:span>, New York: Zone Books.</text:p>
      <text:p text:style-name="Text_20_body"/>
      <text:p text:style-name="Text_20_body">my body, <text:s/>an object destined to move other objects, is, then, a center of action; it cannot give birth to a representation.20</text:p>
      <text:p text:style-name="Text_20_body"/>
      <text:p text:style-name="Text_20_body">‘the work of localization consists, in reality, in a growing effort of expansion, by which memory, always present in its entirety to itself, spreads out its recollections over an ever wider surface and so ends by distinguishing, in what was till then a confused mass, the remembrances which could not find its proper place.’ 17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DejaVu Sans" style:font-size-asian="12pt" style:language-asian="en" style:country-asian="GB" style:font-name-complex="DejaVu Sans"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creation-date>2007-07-30T09:59:06</meta:creation-date>
    <dc:creator>abm abm</dc:creator>
    <dc:date>2007-07-31T10:08:02</dc:date>
    <dc:language>en-GB</dc:language>
    <meta:editing-cycles>4</meta:editing-cycles>
    <meta:editing-duration>PT18M0S</meta:editing-duration>
    <meta:user-defined meta:name="Info 1"/>
    <meta:user-defined meta:name="Info 2"/>
    <meta:user-defined meta:name="Info 3"/>
    <meta:user-defined meta:name="Info 4"/>
    <meta:document-statistic meta:table-count="0" meta:image-count="0" meta:object-count="0" meta:page-count="1" meta:paragraph-count="4" meta:word-count="91" meta:character-count="530"/>
  </office:meta>
</office:document-meta>
</file>